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3aefc" officeooo:paragraph-rsid="0043aefc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6a274" officeooo:paragraph-rsid="0046a274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8b730" officeooo:paragraph-rsid="0048b730"/>
    </style:style>
    <style:style style:name="P4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1c3e" officeooo:paragraph-rsid="00421c3e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29d04" officeooo:paragraph-rsid="00429d04" style:font-size-asian="11pt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3aefc" officeooo:paragraph-rsid="0043aefc" style:font-size-asian="11pt" style:font-size-complex="11pt"/>
    </style:style>
    <style:style style:name="P7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40fda" officeooo:paragraph-rsid="0045eb09" style:font-size-asian="11pt" style:font-size-complex="11pt"/>
    </style:style>
    <style:style style:name="P8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6a274" officeooo:paragraph-rsid="0046a274" style:font-size-asian="11pt" style:font-size-complex="11pt"/>
    </style:style>
    <style:style style:name="P9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8b730" officeooo:paragraph-rsid="0048b730" style:font-size-asian="11pt" style:font-size-complex="11pt"/>
    </style:style>
    <style:style style:name="P10" style:family="paragraph" style:parent-style-name="Standard">
      <style:paragraph-properties fo:line-height="150%"/>
      <style:text-properties fo:font-variant="normal" fo:text-transform="none" fo:color="#000000" loext:opacity="100%" style:font-name="Inter" fo:font-size="11pt" fo:letter-spacing="normal" fo:font-style="normal" fo:font-weight="normal" officeooo:rsid="0048b730" officeooo:paragraph-rsid="0048b730" style:font-size-asian="11pt" style:font-size-complex="11pt"/>
    </style:style>
    <style:style style:name="P11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c9417" officeooo:paragraph-rsid="004c9417" style:font-size-asian="11pt" style:font-size-complex="11pt"/>
    </style:style>
    <style:style style:name="P12" style:family="paragraph" style:parent-style-name="Standard">
      <style:text-properties fo:font-variant="normal" fo:text-transform="none" fo:color="#000000" loext:opacity="100%" style:font-name="Inter" fo:font-size="11pt" fo:letter-spacing="normal" fo:font-style="normal" fo:font-weight="normal" officeooo:rsid="0048b730" officeooo:paragraph-rsid="00429d04" style:font-size-asian="11pt" style:font-size-complex="11pt"/>
    </style:style>
    <style:style style:name="T1" style:family="text">
      <style:text-properties style:font-name="Inter" fo:font-size="11pt" style:font-size-asian="11pt" style:font-size-complex="11pt"/>
    </style:style>
    <style:style style:name="T2" style:family="text">
      <style:text-properties style:font-name="Inter" fo:font-size="11pt" officeooo:rsid="00440fda" style:font-size-asian="11pt" style:font-size-complex="11pt"/>
    </style:style>
    <style:style style:name="T3" style:family="text">
      <style:text-properties fo:color="#2a6099" loext:opacity="100%" style:font-name="Inter" fo:font-size="11pt" officeooo:rsid="00440fda" style:font-size-asian="11pt" style:font-size-complex="11pt"/>
    </style:style>
    <style:style style:name="T4" style:family="text">
      <style:text-properties fo:color="#800080" loext:opacity="100%"/>
    </style:style>
    <style:style style:name="T5" style:family="text">
      <style:text-properties officeooo:rsid="0050c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Api Rest com Spring</text:span><text:tab/><text:tab/><text:tab/><text:tab/><text:tab/><text:tab/><text:tab/><text:tab/>1<text:span text:style-name="T5">8</text:span>/07/2023</text:p>
      <text:p text:style-name="P4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18T16:49:45.575527807</dc:date>
    <meta:editing-duration>PT12H8M59S</meta:editing-duration>
    <meta:editing-cycles>75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37" meta:non-whitespace-character-count="26"/>
  </office:meta>
</office:document-meta>
</file>